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1" style:family="table" style:master-page-name="HTML">
      <style:table-properties style:width="18cm" style:page-number="auto" table:align="left" fo:background-color="#ffffff">
        <style:background-image/>
      </style:table-properties>
    </style:style>
    <style:style style:name="Таблица1.A" style:family="table-column">
      <style:table-column-properties style:column-width="18cm"/>
    </style:style>
    <style:style style:name="Таблица1.A1" style:family="table-cell">
      <style:table-cell-properties style:vertical-align="middle" fo:background-color="#f0f0f0">
        <style:background-image/>
      </style:table-cell-properties>
    </style:style>
    <style:style style:name="Таблица2" style:family="table">
      <style:table-properties style:width="14.005cm" table:align="left" fo:background-color="#ffffff">
        <style:background-image/>
      </style:table-properties>
    </style:style>
    <style:style style:name="Таблица2.A" style:family="table-column">
      <style:table-column-properties style:column-width="4.851cm"/>
    </style:style>
    <style:style style:name="Таблица2.B" style:family="table-column">
      <style:table-column-properties style:column-width="3.29cm"/>
    </style:style>
    <style:style style:name="Таблица2.C" style:family="table-column">
      <style:table-column-properties style:column-width="2.681cm"/>
    </style:style>
    <style:style style:name="Таблица2.D" style:family="table-column">
      <style:table-column-properties style:column-width="3.184cm"/>
    </style:style>
    <style:style style:name="Таблица2.A1" style:family="table-cell">
      <style:table-cell-properties style:vertical-align="middle" fo:background-color="#f0f0f0">
        <style:background-image/>
      </style:table-cell-properties>
    </style:style>
    <style:style style:name="Таблица2.B1" style:family="table-cell">
      <style:table-cell-properties style:vertical-align="middle" fo:background-color="#ffffff">
        <style:background-image/>
      </style:table-cell-properties>
    </style:style>
    <style:style style:name="Таблица3" style:family="table">
      <style:table-properties style:width="18cm" table:align="left" fo:background-color="#ffffff">
        <style:background-image/>
      </style:table-properties>
    </style:style>
    <style:style style:name="Таблица3.A" style:family="table-column">
      <style:table-column-properties style:column-width="5.427cm"/>
    </style:style>
    <style:style style:name="Таблица3.B" style:family="table-column">
      <style:table-column-properties style:column-width="12.573cm"/>
    </style:style>
    <style:style style:name="Таблица3.A1" style:family="table-cell">
      <style:table-cell-properties style:vertical-align="middle" fo:background-color="#f0f0f0">
        <style:background-image/>
      </style:table-cell-properties>
    </style:style>
    <style:style style:name="Таблица3.B1" style:family="table-cell">
      <style:table-cell-properties style:vertical-align="middle" fo:background-color="#ffffff">
        <style:background-image/>
      </style:table-cell-properties>
    </style:style>
    <style:style style:name="Таблица4" style:family="table">
      <style:table-properties style:width="2.469cm" table:align="center"/>
    </style:style>
    <style:style style:name="Таблица4.A" style:family="table-column">
      <style:table-column-properties style:column-width="2.231cm"/>
    </style:style>
    <style:style style:name="Таблица4.B" style:family="table-column">
      <style:table-column-properties style:column-width="0.238cm"/>
    </style:style>
    <style:style style:name="Таблица4.A1" style:family="table-cell">
      <style:table-cell-properties style:vertical-align="middle" fo:background-color="#bbbbbb" fo:padding="0.053cm" fo:border="none">
        <style:background-image/>
      </style:table-cell-properties>
    </style:style>
    <style:style style:name="Таблица4.B1" style:family="table-cell">
      <style:table-cell-properties style:vertical-align="middle" fo:padding="0.053cm" fo:border="none"/>
    </style:style>
    <style:style style:name="Таблица5" style:family="table">
      <style:table-properties style:width="18cm" table:align="left"/>
    </style:style>
    <style:style style:name="Таблица5.A" style:family="table-column">
      <style:table-column-properties style:column-width="18cm"/>
    </style:style>
    <style:style style:name="Таблица5.A1" style:family="table-cell">
      <style:table-cell-properties style:vertical-align="middle" fo:padding="0.053cm" fo:border="0.05pt solid #cccccc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margin-top="0cm" fo:margin-bottom="0.499cm" style:contextual-spacing="false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1">
      <style:paragraph-properties fo:margin-top="0cm" fo:margin-bottom="0.499cm" style:contextual-spacing="false"/>
    </style:style>
    <style:style style:name="P6" style:family="paragraph" style:parent-style-name="Table_20_Contents" style:list-style-name="L2">
      <style:paragraph-properties fo:margin-top="0cm" fo:margin-bottom="0.499cm" style:contextual-spacing="false"/>
    </style:style>
    <style:style style:name="P7" style:family="paragraph" style:parent-style-name="Table_20_Contents" style:list-style-name="L3">
      <style:paragraph-properties fo:margin-top="0cm" fo:margin-bottom="0.499cm" style:contextual-spacing="false"/>
    </style:style>
    <style:style style:name="P8" style:family="paragraph" style:parent-style-name="Table_20_Contents" style:list-style-name="L4"/>
    <style:style style:name="P9" style:family="paragraph" style:parent-style-name="Table_20_Contents" style:list-style-name="L4">
      <style:paragraph-properties fo:margin-top="0cm" fo:margin-bottom="0.499cm" style:contextual-spacing="false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color="#ffffff" loext:opacity="100%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TableLine1593975398080">
          <table:table-cell table:style-name="Таблица1.A1" office:value-type="string">
            <text:h text:style-name="Heading_20_3" text:outline-level="3">[BUG-552627] <text:a xlink:type="simple" xlink:href="https://tracker.yandex.ru/r/BUG-552627?source_from=doc&amp;source_type=export" text:style-name="Internet_20_link" text:visited-style-name="Visited_20_Internet_20_Link">undefined в наименовании расчета стоимости при выборе аэротаксти</text:a></text:h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1593975400096">
          <table:table-cell table:style-name="Таблица2.A1" office:value-type="string">
            <text:p text:style-name="P1">Тип:</text:p>
          </table:table-cell>
          <table:table-cell table:style-name="Таблица2.B1" office:value-type="string">
            <text:p text:style-name="Table_20_Contents">Ошибка</text:p>
          </table:table-cell>
          <table:table-cell table:style-name="Таблица2.A1" office:value-type="string">
            <text:p text:style-name="P1">Приоритет:</text:p>
          </table:table-cell>
          <table:table-cell table:style-name="Таблица2.B1" office:value-type="string">
            <text:p text:style-name="Table_20_Contents">Средний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column table:style-name="Таблица3.B"/>
        <table:table-row table:style-name="TableLine1593975413056">
          <table:table-cell table:style-name="Таблица3.A1" office:value-type="string">
            <text:p text:style-name="P1">Вложения:</text:p>
          </table:table-cell>
          <table:table-cell table:style-name="Таблица3.B1" office:value-type="string">
            <text:p text:style-name="Table_20_Contents"><text:a xlink:type="simple" xlink:href="https://tracker.yandex.ru/r/attachment/BUG-552627/638126" text:style-name="Internet_20_link" text:visited-style-name="Visited_20_Internet_20_Link">BUG-552627-яндексмаршруты-наименование-стоимости-аэротакси.jpg</text:a></text:p>
          </table:table-cell>
        </table:table-row>
      </table:table>
      <text:p text:style-name="P10"/>
      <table:table table:name="Таблица4" table:style-name="Таблица4">
        <table:table-column table:style-name="Таблица4.A"/>
        <table:table-column table:style-name="Таблица4.B"/>
        <table:table-row table:style-name="TableLine1593975401824">
          <table:table-cell table:style-name="Таблица4.A1" office:value-type="string">
            <text:p text:style-name="P2"> <text:span text:style-name="T1">Описание</text:span> </text:p>
          </table:table-cell>
          <table:table-cell table:style-name="Таблица4.B1" office:value-type="string">
            <text:p text:style-name="Table_20_Contents"> </text:p>
          </table:table-cell>
        </table:table-row>
      </table:table>
      <table:table table:name="Таблица5" table:style-name="Таблица5">
        <table:table-column table:style-name="Таблица5.A"/>
        <table:table-row table:style-name="TableLine1593975411328">
          <table:table-cell table:style-name="Таблица5.A1" office:value-type="string">
            <text:p text:style-name="Table_20_Contents"><text:bookmark text:name="descriptionArea"/>Описание: В наименовании расчета стоимости при выборе аэротаксти - undefined </text:p>
            <text:p text:style-name="P3">Предусловие:</text:p>
            <text:list xml:id="list3673472126" text:style-name="L1">
              <text:list-item>
                <text:p text:style-name="P4">Открыть тестовый стенд Яндекс.Маршруты</text:p>
              </text:list-item>
              <text:list-item>
                <text:p text:style-name="P4">Ввести в поле "Откуда" адрес: Фрунзенская набережная, 46</text:p>
              </text:list-item>
              <text:list-item>
                <text:p text:style-name="P4">Ввести в поле "Куда" адрес: Зубовский бульвар, 37</text:p>
              </text:list-item>
              <text:list-item>
                <text:p text:style-name="P5">Перехватить ответ бэкенда, который возвращает виды транспорта и добавить в него "Аэротакси"</text:p>
              </text:list-item>
            </text:list>
            <text:p text:style-name="P3"><text:span text:style-name="Source_20_Text">{ "id": "aero", "name": "Аэротакси", "icons": { "inactive": "helicopter.svg", "active": "helicopter-active.svg" } }</text:span> </text:p>
            <text:list xml:id="list3445046222" text:style-name="L2">
              <text:list-item text:start-value="5">
                <text:p text:style-name="P6">Перехватить ответ бэкенда, который возвращает тарифы и добавить в него "Аэротакси"</text:p>
              </text:list-item>
            </text:list>
            <text:p text:style-name="P3"><text:span text:style-name="Source_20_Text">"aero": { "price": 3000, "duration": 0.1 }</text:span> </text:p>
            <text:list xml:id="list2035669979" text:style-name="L3">
              <text:list-item text:start-value="6">
                <text:p text:style-name="P7">Обновить страницу</text:p>
              </text:list-item>
            </text:list>
            <text:p text:style-name="P3">Шаги воспроизведения:</text:p>
            <text:list xml:id="list941751148" text:style-name="L4">
              <text:list-item>
                <text:p text:style-name="P8">Ввести в поле "Откуда" адрес: Фрунзенская набережная, 46</text:p>
              </text:list-item>
              <text:list-item>
                <text:p text:style-name="P8">Ввести в поле "Куда" адрес: Зубовский бульвар, 37</text:p>
              </text:list-item>
              <text:list-item>
                <text:p text:style-name="P8">Выбрать режим "Свой"</text:p>
              </text:list-item>
              <text:list-item>
                <text:p text:style-name="P9">Выбрать тип транспорта "Аэротакси"</text:p>
              </text:list-item>
            </text:list>
            <text:p text:style-name="Table_20_Contents">ОР: Наименование расчета стоимости - Аэротакси <text:line-break/>ФР: Наименование расчета стоимости - undefined</text:p>
            <text:p text:style-name="Table_20_Contents">Окружение:<text:line-break/>ОС Windiws 10 v.21H1 браузер: Яндекс.Браузер v.22.3.3.852</text:p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[#BUG-552627] undefined в наименовании расчета стоимости при выборе аэротаксти</dc:title>
    <dc:date>2022-08-04T12:09:13.475000000</dc:date>
    <meta:editing-duration>PT45S</meta:editing-duration>
    <meta:editing-cycles>1</meta:editing-cycles>
    <meta:document-statistic meta:table-count="5" meta:image-count="0" meta:object-count="0" meta:page-count="1" meta:paragraph-count="26" meta:word-count="147" meta:character-count="1129" meta:non-whitespace-character-count="1010"/>
    <meta:generator>LibreOffice/7.3.3.2$Windows_X86_64 LibreOffice_project/d1d0ea68f081ee2800a922cac8f79445e4603348</meta:generator>
  </office:meta>
</office:document-meta>
</file>